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padding-bottom="0.035cm" fo:padding-left="0.335cm" fo:padding-right="0.035cm" fo:padding-top="0.035cm"/>
    </style:style>
    <style:style style:name="ce4" style:family="table-cell" style:parent-style-name="Default">
      <style:table-cell-properties fo:border-bottom="0.06pt double #000000" style:border-line-width-bottom="0cm 0.004cm 0.002cm" fo:border-left="none" fo:border-right="none" fo:border-top="none"/>
    </style:style>
    <style:style style:name="ce5" style:family="table-cell" style:parent-style-name="Default">
      <style:table-cell-properties fo:padding-bottom="0.035cm" fo:padding-left="0.236cm" fo:padding-right="0.035cm" fo:padding-top="0.035cm"/>
    </style:style>
    <style:style style:name="ce6" style:family="table-cell" style:parent-style-name="Default">
      <style:text-properties fo:color="#999999" fo:font-weight="normal" style:font-weight-asian="normal" style:font-weight-complex="normal"/>
    </style:style>
    <style:style style:name="ce7" style:family="table-cell" style:parent-style-name="Default">
      <style:table-cell-properties fo:padding-bottom="0.035cm" fo:padding-left="0.436cm" fo:padding-right="0.035cm" fo:padding-top="0.035cm"/>
      <style:text-properties fo:color="#999999"/>
    </style:style>
    <style:style style:name="ce8" style:family="table-cell" style:parent-style-name="Default">
      <style:table-cell-properties fo:padding-bottom="0.035cm" fo:padding-left="0.235cm" fo:padding-right="0.035cm" fo:padding-top="0.035cm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padding-bottom="0.035cm" fo:padding-left="0.235cm" fo:padding-right="0.035cm" fo:padding-top="0.035cm"/>
      <style:text-properties fo:color="#999999"/>
    </style:style>
    <style:style style:name="ce12" style:family="table-cell" style:parent-style-name="Default">
      <style:table-cell-properties fo:padding-bottom="0.035cm" fo:padding-left="0.436cm" fo:padding-right="0.035cm" fo:padding-top="0.035cm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/>
    <style:style style:name="ce15" style:family="table-cell" style:parent-style-name="Default" style:data-style-name="N11">
      <style:table-cell-properties fo:border-bottom="0.06pt double #000000" style:border-line-width-bottom="0cm 0.004cm 0.002cm" fo:border-left="none" fo:border-right="none" fo:border-top="none"/>
    </style:style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ext-properties fo:color="#999999" fo:font-weight="normal" style:font-weight-asian="normal" style:font-weight-complex="normal"/>
    </style:style>
    <style:style style:name="ce1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ext-properties fo:color="#999999"/>
    </style:style>
    <style:style style:name="ce22" style:family="table-cell" style:parent-style-name="Default" style:data-style-name="N11"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ext-properties fo:font-style="italic" style:font-style-asian="italic" style:font-style-complex="italic"/>
    </style:style>
    <style:style style:name="ce24" style:family="table-cell" style:parent-style-name="Default" style:data-style-name="N11">
      <style:table-cell-properties fo:padding-bottom="0.035cm" fo:padding-left="0.335cm" fo:padding-right="0.035cm" fo:padding-top="0.035cm"/>
    </style:style>
    <style:style style:name="ce25" style:family="table-cell" style:parent-style-name="Default" style:data-style-name="N11">
      <style:table-cell-properties fo:padding-bottom="0.035cm" fo:padding-left="0.335cm" fo:padding-right="0.035cm" fo:padding-top="0.035cm"/>
      <style:text-properties fo:color="#999999"/>
    </style:style>
    <style:style style:name="ce26" style:family="table-cell" style:parent-style-name="Default" style:data-style-name="N11">
      <style:table-cell-properties fo:padding-bottom="0.035cm" fo:padding-left="0.335cm" fo:padding-right="0.035cm" fo:padding-top="0.035cm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padding-bottom="0.035cm" fo:padding-left="0.335cm" fo:padding-right="0.035cm" fo:padding-top="0.035cm"/>
    </style:style>
    <style:style style:name="ce30" style:family="table-cell" style:parent-style-name="Default" style:data-style-name="N0">
      <style:table-cell-properties fo:border-bottom="0.06pt double #000000" style:border-line-width-bottom="0cm 0.004cm 0.002cm" fo:border-left="none" fo:border-right="none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33" style:family="table-cell" style:parent-style-name="Default" style:data-style-name="N0">
      <style:text-properties fo:color="#999999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6" table:default-cell-style-name="ce3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Race</text:p>
          </table:table-cell>
          <table:table-cell table:style-name="ce1" office:value-type="string">
            <text:p>Curr Pop</text:p>
          </table:table-cell>
          <table:table-cell table:style-name="ce13" office:value-type="string">
            <text:p>current % pop</text:p>
          </table:table-cell>
          <table:table-cell table:style-name="ce13" office:value-type="string">
            <text:p>forecast % pop</text:p>
          </table:table-cell>
          <table:table-cell table:style-name="ce13" office:value-type="string">
            <text:p>additive % pop</text:p>
          </table:table-cell>
          <table:table-cell table:style-name="ce1" office:value-type="string">
            <text:p>index</text:p>
          </table:table-cell>
          <table:table-cell table:style-name="ce27"/>
          <table:table-cell table:style-name="ce1" table:number-columns-repeated="1017"/>
        </table:table-row>
        <table:table-row table:style-name="ro2">
          <table:table-cell table:style-name="ce2" office:value-type="string">
            <text:p>Visible Minorities</text:p>
          </table:table-cell>
          <table:table-cell table:number-columns-repeated="2"/>
          <table:table-cell table:style-name="ce23" office:value-type="percentage" office:value="0.306">
            <text:p>30.60%</text:p>
          </table:table-cell>
          <table:table-cell table:style-name="ce23"/>
          <table:table-cell table:style-name="ce2"/>
          <table:table-cell table:style-name="ce28"/>
          <table:table-cell table:style-name="ce2" table:number-columns-repeated="1017"/>
        </table:table-row>
        <table:table-row table:style-name="ro2">
          <table:table-cell table:style-name="ce3" office:value-type="string">
            <text:p>Chinese</text:p>
          </table:table-cell>
          <table:table-cell table:number-columns-repeated="2"/>
          <table:table-cell table:style-name="ce24" office:value-type="percentage" office:value="0.064">
            <text:p>6.4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South Asian</text:p>
          </table:table-cell>
          <table:table-cell table:number-columns-repeated="2"/>
          <table:table-cell table:style-name="ce24" office:value-type="percentage" office:value="0.087">
            <text:p>8.7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Black</text:p>
          </table:table-cell>
          <table:table-cell table:number-columns-repeated="2"/>
          <table:table-cell table:style-name="ce24" office:value-type="percentage" office:value="0.043">
            <text:p>4.3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Filipino</text:p>
          </table:table-cell>
          <table:table-cell table:number-columns-repeated="2"/>
          <table:table-cell table:style-name="ce24" office:value-type="percentage" office:value="0.024">
            <text:p>2.4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Latin American</text:p>
          </table:table-cell>
          <table:table-cell table:number-columns-repeated="2"/>
          <table:table-cell table:style-name="ce24" office:value-type="percentage" office:value="0.017">
            <text:p>1.7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Southeast Asian</text:p>
          </table:table-cell>
          <table:table-cell table:number-columns-repeated="2"/>
          <table:table-cell table:style-name="ce24" office:value-type="percentage" office:value="0.011">
            <text:p>1.1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Arab</text:p>
          </table:table-cell>
          <table:table-cell table:number-columns-repeated="2"/>
          <table:table-cell table:style-name="ce24" office:value-type="percentage" office:value="0.022">
            <text:p>2.2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West Asian</text:p>
          </table:table-cell>
          <table:table-cell table:number-columns-repeated="2"/>
          <table:table-cell table:style-name="ce24" office:value-type="percentage" office:value="0.012">
            <text:p>1.2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Korean</text:p>
          </table:table-cell>
          <table:table-cell table:number-columns-repeated="2"/>
          <table:table-cell table:style-name="ce24" office:value-type="percentage" office:value="0.01">
            <text:p>1.0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Japanese</text:p>
          </table:table-cell>
          <table:table-cell table:number-columns-repeated="2"/>
          <table:table-cell table:style-name="ce24" office:value-type="percentage" office:value="0.003">
            <text:p>0.3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3" office:value-type="string">
            <text:p>Other visible minorities</text:p>
          </table:table-cell>
          <table:table-cell table:number-columns-repeated="2"/>
          <table:table-cell table:style-name="ce24" office:value-type="percentage" office:value="0.012">
            <text:p>1.20%</text:p>
          </table:table-cell>
          <table:table-cell table:style-name="ce24"/>
          <table:table-cell table:style-name="ce3"/>
          <table:table-cell table:style-name="ce29"/>
          <table:table-cell table:style-name="ce3" table:number-columns-repeated="1017"/>
        </table:table-row>
        <table:table-row table:style-name="ro2">
          <table:table-cell table:style-name="ce2" office:value-type="string">
            <text:p>[The rest]</text:p>
          </table:table-cell>
          <table:table-cell table:number-columns-repeated="2"/>
          <table:table-cell table:style-name="ce23" office:value-type="percentage" office:value="0.694">
            <text:p>69.40%</text:p>
          </table:table-cell>
          <table:table-cell table:style-name="ce23"/>
          <table:table-cell table:style-name="ce2"/>
          <table:table-cell table:style-name="ce28"/>
          <table:table-cell table:style-name="ce2" table:number-columns-repeated="1017"/>
        </table:table-row>
        <table:table-row table:style-name="ro2">
          <table:table-cell table:style-name="ce4" table:number-columns-repeated="2"/>
          <table:table-cell table:style-name="ce15" table:number-columns-repeated="3"/>
          <table:table-cell table:style-name="ce4"/>
          <table:table-cell table:style-name="ce30"/>
          <table:table-cell table:style-name="ce4" table:number-columns-repeated="1017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1241030">
            <text:p>31241030</text:p>
          </table:table-cell>
          <table:table-cell table:style-name="ce13" table:formula="of:=SUM([.C17]+[.C53])" office:value-type="percentage" office:value="0.99573877685851">
            <text:p>99.57%</text:p>
          </table:table-cell>
          <table:table-cell table:style-name="ce13" office:value-type="percentage" office:value="1">
            <text:p>100.00%</text:p>
          </table:table-cell>
          <table:table-cell table:style-name="ce13"/>
          <table:table-cell table:style-name="ce1"/>
          <table:table-cell table:style-name="ce27"/>
          <table:table-cell table:style-name="ce1" table:number-columns-repeated="1017"/>
        </table:table-row>
        <table:table-row table:style-name="ro3">
          <table:table-cell table:style-name="ce1" office:value-type="string">
            <text:p>Total population - Single responses [83]</text:p>
          </table:table-cell>
          <table:table-cell table:style-name="ce1" office:value-type="float" office:value="18319585">
            <text:p>18319585</text:p>
          </table:table-cell>
          <table:table-cell table:style-name="ce16" table:formula="of:=[.C18]+[.C23]+[.C35]" office:value-type="percentage" office:value="0.582133815690456">
            <text:p>58.21%</text:p>
          </table:table-cell>
          <table:table-cell table:style-name="ce13" table:formula="of:=[.D18]+[.D23]+[.D35]" office:value-type="percentage" office:value="0.65">
            <text:p>65.00%</text:p>
          </table:table-cell>
          <table:table-cell table:style-name="ce13" office:value-type="percentage" office:value="1">
            <text:p>100.00%</text:p>
          </table:table-cell>
          <table:table-cell table:style-name="ce1"/>
          <table:table-cell table:style-name="ce27"/>
          <table:table-cell table:style-name="ce1" table:number-columns-repeated="1017"/>
        </table:table-row>
        <table:table-row table:style-name="ro2">
          <table:table-cell table:style-name="ce5" office:value-type="string">
            <text:p>Aboriginal</text:p>
          </table:table-cell>
          <table:table-cell table:style-name="ce10" table:formula="of:=SUM([.B19:.B22])" office:value-type="float" office:value="680515">
            <text:p>680515</text:p>
          </table:table-cell>
          <table:table-cell table:formula="of:=[.B18]/[.B16]" office:value-type="percentage" office:value="0.0217827325155413">
            <text:p>2.18%</text:p>
          </table:table-cell>
          <table:table-cell office:value-type="percentage" office:value="0.014">
            <text:p>1.40%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<text:s text:c="4"/>North American Indian single ancestry</text:p>
          </table:table-cell>
          <table:table-cell table:style-name="ce6" office:value-type="float" office:value="512150">
            <text:p>512150</text:p>
          </table:table-cell>
          <table:table-cell table:style-name="ce17" table:formula="of:=[.B19]/[.B16]" office:value-type="percentage" office:value="0.0163935055918451">
            <text:p>1.64%</text:p>
          </table:table-cell>
          <table:table-cell table:style-name="ce18" table:formula="of:=[.C19]*[.D18]/[.C18]" office:value-type="percentage" office:value="0.0105362850194338">
            <text:p>1.05%</text:p>
          </table:table-cell>
          <table:table-cell table:style-name="ce18" table:formula="of:=[.D19]*[.E17]/[.D17]" office:value-type="percentage" office:value="0.0162096692606674">
            <text:p>1.62%</text:p>
          </table:table-cell>
          <table:table-cell table:style-name="ce6" office:value-type="float" office:value="1">
            <text:p>1</text:p>
          </table:table-cell>
          <table:table-cell table:style-name="ce32"/>
          <table:table-cell table:style-name="ce6" table:number-columns-repeated="1017"/>
        </table:table-row>
        <table:table-row table:style-name="ro3">
          <table:table-cell table:style-name="ce6" office:value-type="string">
            <text:p><text:s text:c="4"/>Métis single ancestry</text:p>
          </table:table-cell>
          <table:table-cell table:style-name="ce6" office:value-type="float" office:value="77295">
            <text:p>77295</text:p>
          </table:table-cell>
          <table:table-cell table:style-name="ce18" table:formula="of:=[.B20]/[.B16]" office:value-type="percentage" office:value="0.00247415018006769">
            <text:p>0.25%</text:p>
          </table:table-cell>
          <table:table-cell table:style-name="ce18" table:formula="of:=[.C20]*[.D18]/[.C18]" office:value-type="percentage" office:value="0.00159016333218224">
            <text:p>0.16%</text:p>
          </table:table-cell>
          <table:table-cell table:style-name="ce18" table:formula="of:=[.D20]*[.E17]/[.D17]+[.E19]" office:value-type="percentage" office:value="0.0186560743871016">
            <text:p>1.87%</text:p>
          </table:table-cell>
          <table:table-cell table:style-name="ce6" office:value-type="float" office:value="2">
            <text:p>2</text:p>
          </table:table-cell>
          <table:table-cell table:style-name="ce32"/>
          <table:table-cell table:style-name="ce6" table:number-columns-repeated="1017"/>
        </table:table-row>
        <table:table-row table:style-name="ro2">
          <table:table-cell table:style-name="ce6" office:value-type="string">
            <text:p><text:s text:c="4"/>Inuit single ancestry</text:p>
          </table:table-cell>
          <table:table-cell table:style-name="ce6" office:value-type="float" office:value="40980">
            <text:p>40980</text:p>
          </table:table-cell>
          <table:table-cell table:style-name="ce18" table:formula="of:=[.B21]/[.B16]" office:value-type="percentage" office:value="0.00131173652085095">
            <text:p>0.13%</text:p>
          </table:table-cell>
          <table:table-cell table:style-name="ce18" table:formula="of:=[.C21]*[.D18]/[.C18]" office:value-type="percentage" office:value="0.000843067382790974">
            <text:p>0.08%</text:p>
          </table:table-cell>
          <table:table-cell table:style-name="ce18" table:formula="of:=[.E20]+[.D21]*[.E17]/[.D16]" office:value-type="percentage" office:value="0.0194991417698926">
            <text:p>1.95%</text:p>
          </table:table-cell>
          <table:table-cell table:style-name="ce6" office:value-type="float" office:value="3">
            <text:p>3</text:p>
          </table:table-cell>
          <table:table-cell table:style-name="ce32"/>
          <table:table-cell table:style-name="ce6" table:number-columns-repeated="1017"/>
        </table:table-row>
        <table:table-row table:style-name="ro2">
          <table:table-cell table:style-name="ce6" office:value-type="string">
            <text:p><text:s text:c="4"/>Other Aboriginal multiple ancestries [74]</text:p>
          </table:table-cell>
          <table:table-cell table:style-name="ce6" office:value-type="float" office:value="50090">
            <text:p>50090</text:p>
          </table:table-cell>
          <table:table-cell table:style-name="ce18" table:formula="of:=[.B22]/[.B16]" office:value-type="percentage" office:value="0.00160334022277755">
            <text:p>0.16%</text:p>
          </table:table-cell>
          <table:table-cell table:style-name="ce18" table:formula="of:=[.C22]*[.D18]/[.C18]" office:value-type="percentage" office:value="0.00103048426559297">
            <text:p>0.10%</text:p>
          </table:table-cell>
          <table:table-cell table:style-name="ce18" table:formula="of:=[.E21]+[.D22]*[.E17]/[.D17]" office:value-type="percentage" office:value="0.0210845021784972">
            <text:p>2.11%</text:p>
          </table:table-cell>
          <table:table-cell table:style-name="ce6" office:value-type="float" office:value="4">
            <text:p>4</text:p>
          </table:table-cell>
          <table:table-cell table:style-name="ce32"/>
          <table:table-cell table:style-name="ce6" table:number-columns-repeated="1017"/>
        </table:table-row>
        <table:table-row table:style-name="ro3">
          <table:table-cell office:value-type="string">
            <text:p><text:s text:c="2"/>Total visible minority population [75]</text:p>
          </table:table-cell>
          <table:table-cell table:style-name="ce10" office:value-type="float" office:value="5068090">
            <text:p>5068090</text:p>
          </table:table-cell>
          <table:table-cell table:style-name="ce19" table:formula="of:=[.B23]/[.B16]" office:value-type="percentage" office:value="0.162225445191788">
            <text:p>16.22%</text:p>
          </table:table-cell>
          <table:table-cell table:style-name="ce22" table:formula="of:=[.D2]" office:value-type="percentage" office:value="0.306">
            <text:p>30.60%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Filipino - Single responses</text:p>
          </table:table-cell>
          <table:table-cell table:style-name="ce11" office:value-type="float" office:value="321390">
            <text:p>321390</text:p>
          </table:table-cell>
          <table:table-cell table:style-name="ce20"/>
          <table:table-cell table:style-name="ce21" table:formula="of:=[.D6]" office:value-type="percentage" office:value="0.024">
            <text:p>2.40%</text:p>
          </table:table-cell>
          <table:table-cell table:style-name="ce21" table:formula="of:=[.E22]+[.D24]*[.E17]/[.D17]" office:value-type="percentage" office:value="0.0580075791015741">
            <text:p>5.80%</text:p>
          </table:table-cell>
          <table:table-cell table:style-name="ce9" office:value-type="float" office:value="5">
            <text:p>5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Chinese - Single responses</text:p>
          </table:table-cell>
          <table:table-cell table:style-name="ce11" office:value-type="float" office:value="1135365">
            <text:p>1135365</text:p>
          </table:table-cell>
          <table:table-cell table:style-name="ce21"/>
          <table:table-cell table:style-name="ce21" table:formula="of:=[.D3]" office:value-type="percentage" office:value="0.064">
            <text:p>6.40%</text:p>
          </table:table-cell>
          <table:table-cell table:style-name="ce21" table:formula="of:=[.E24]+[.D25]*[.E17]/[.D17]" office:value-type="percentage" office:value="0.156469117563113">
            <text:p>15.65%</text:p>
          </table:table-cell>
          <table:table-cell table:style-name="ce9" office:value-type="float" office:value="6">
            <text:p>6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outh Asian</text:p>
          </table:table-cell>
          <table:table-cell table:style-name="ce7" office:value-type="float" office:value="780175">
            <text:p>780175</text:p>
          </table:table-cell>
          <table:table-cell table:style-name="ce21" office:value-type="percentage" office:value="0.025">
            <text:p>2.50%</text:p>
          </table:table-cell>
          <table:table-cell table:style-name="ce25" office:value-type="percentage" office:value="0.087">
            <text:p>8.70%</text:p>
          </table:table-cell>
          <table:table-cell table:style-name="ce21" table:formula="of:=[.E25]+[.D26]*[.E17]/[.D17]" office:value-type="percentage" office:value="0.290315271409266">
            <text:p>29.03%</text:p>
          </table:table-cell>
          <table:table-cell table:style-name="ce9" office:value-type="float" office:value="7">
            <text:p>7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Black</text:p>
          </table:table-cell>
          <table:table-cell table:style-name="ce7"/>
          <table:table-cell table:style-name="ce21"/>
          <table:table-cell table:style-name="ce25" office:value-type="percentage" office:value="0.043">
            <text:p>4.30%</text:p>
          </table:table-cell>
          <table:table-cell table:style-name="ce21" table:formula="of:=[.E26]+[.D27]*[.E17]/[.D17]" office:value-type="percentage" office:value="0.356469117563112">
            <text:p>35.65%</text:p>
          </table:table-cell>
          <table:table-cell table:style-name="ce9" office:value-type="float" office:value="8">
            <text:p>8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Latin American</text:p>
          </table:table-cell>
          <table:table-cell table:style-name="ce7"/>
          <table:table-cell table:style-name="ce21"/>
          <table:table-cell table:style-name="ce25" office:value-type="percentage" office:value="0.017">
            <text:p>1.70%</text:p>
          </table:table-cell>
          <table:table-cell table:style-name="ce21" table:formula="of:=[.E27]+[.D28]*[.E17]/[.D17]" office:value-type="percentage" office:value="0.382622963716959">
            <text:p>38.26%</text:p>
          </table:table-cell>
          <table:table-cell table:style-name="ce9" office:value-type="float" office:value="9">
            <text:p>9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outheast Asian</text:p>
          </table:table-cell>
          <table:table-cell table:style-name="ce7"/>
          <table:table-cell table:style-name="ce21"/>
          <table:table-cell table:style-name="ce25" office:value-type="percentage" office:value="0.011">
            <text:p>1.10%</text:p>
          </table:table-cell>
          <table:table-cell table:style-name="ce21" table:formula="of:=[.E28]+[.D29]*[.E17]/[.D17]" office:value-type="percentage" office:value="0.399546040640036">
            <text:p>39.95%</text:p>
          </table:table-cell>
          <table:table-cell table:style-name="ce9" office:value-type="float" office:value="10">
            <text:p>10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Arab</text:p>
          </table:table-cell>
          <table:table-cell table:style-name="ce7"/>
          <table:table-cell table:style-name="ce21"/>
          <table:table-cell table:style-name="ce25" office:value-type="percentage" office:value="0.022">
            <text:p>2.20%</text:p>
          </table:table-cell>
          <table:table-cell table:style-name="ce21" table:formula="of:=[.E29]+[.D30]*[.E17]/[.D17]" office:value-type="percentage" office:value="0.433392194486189">
            <text:p>43.34%</text:p>
          </table:table-cell>
          <table:table-cell table:style-name="ce9" office:value-type="float" office:value="11">
            <text:p>11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West Asian</text:p>
          </table:table-cell>
          <table:table-cell table:style-name="ce7"/>
          <table:table-cell table:style-name="ce21"/>
          <table:table-cell table:style-name="ce25" office:value-type="percentage" office:value="0.012">
            <text:p>1.20%</text:p>
          </table:table-cell>
          <table:table-cell table:style-name="ce21" table:formula="of:=[.E30]+[.D31]*[.E17]/[.D17]" office:value-type="percentage" office:value="0.451853732947728">
            <text:p>45.19%</text:p>
          </table:table-cell>
          <table:table-cell table:style-name="ce9" office:value-type="float" office:value="12">
            <text:p>12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Korean</text:p>
          </table:table-cell>
          <table:table-cell table:style-name="ce7"/>
          <table:table-cell table:style-name="ce21"/>
          <table:table-cell table:style-name="ce25" office:value-type="percentage" office:value="0.01">
            <text:p>1.00%</text:p>
          </table:table-cell>
          <table:table-cell table:style-name="ce21" table:formula="of:=[.E31]+[.D32]*[.E17]/[.D17]" office:value-type="percentage" office:value="0.467238348332343">
            <text:p>46.72%</text:p>
          </table:table-cell>
          <table:table-cell table:style-name="ce9" office:value-type="float" office:value="13">
            <text:p>13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Japanese</text:p>
          </table:table-cell>
          <table:table-cell table:style-name="ce7"/>
          <table:table-cell table:style-name="ce21"/>
          <table:table-cell table:style-name="ce25" office:value-type="percentage" office:value="0.003">
            <text:p>0.30%</text:p>
          </table:table-cell>
          <table:table-cell table:style-name="ce21" table:formula="of:=[.E32]+[.D33]*[.E17]/[.D17]" office:value-type="percentage" office:value="0.471853732947728">
            <text:p>47.19%</text:p>
          </table:table-cell>
          <table:table-cell table:style-name="ce9" office:value-type="float" office:value="14">
            <text:p>14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Other visible minorities</text:p>
          </table:table-cell>
          <table:table-cell table:style-name="ce7"/>
          <table:table-cell table:style-name="ce21"/>
          <table:table-cell table:style-name="ce25" office:value-type="percentage" office:value="0.013">
            <text:p>1.30%</text:p>
          </table:table-cell>
          <table:table-cell table:style-name="ce21" table:formula="of:=[.E33]+[.D34]*[.E17]/[.D17]" office:value-type="percentage" office:value="0.491853732947728">
            <text:p>49.19%</text:p>
          </table:table-cell>
          <table:table-cell table:style-name="ce9" office:value-type="float" office:value="15">
            <text:p>15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8" office:value-type="string">
            <text:p>Majority Population</text:p>
          </table:table-cell>
          <table:table-cell table:style-name="ce12" table:formula="of:=SUM([.B36:.B52])" office:value-type="float" office:value="12437855">
            <text:p>12437855</text:p>
          </table:table-cell>
          <table:table-cell table:style-name="ce22" table:formula="of:=[.B35]/[.B16]" office:value-type="percentage" office:value="0.398125637983127">
            <text:p>39.81%</text:p>
          </table:table-cell>
          <table:table-cell table:style-name="ce26" office:value-type="percentage" office:value="0.33">
            <text:p>33.00%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anadian - Single responses</text:p>
          </table:table-cell>
          <table:table-cell table:style-name="ce9" office:value-type="float" office:value="5748720">
            <text:p>5748720</text:p>
          </table:table-cell>
          <table:table-cell table:style-name="ce21" table:formula="of:=[.B36]/[.B16]" office:value-type="percentage" office:value="0.18401185876394">
            <text:p>18.40%</text:p>
          </table:table-cell>
          <table:table-cell table:style-name="ce21" table:formula="of:=[.C36]*[.D35]/[.C35]" office:value-type="percentage" office:value="0.152524498798225">
            <text:p>15.25%</text:p>
          </table:table-cell>
          <table:table-cell table:style-name="ce21" table:formula="of:=[.E34]+[.D36]*[.E17]/[.D17]" office:value-type="percentage" office:value="0.726506808021921">
            <text:p>72.65%</text:p>
          </table:table-cell>
          <table:table-cell table:style-name="ce9" office:value-type="float" office:value="16">
            <text:p>16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English - Single responses</text:p>
          </table:table-cell>
          <table:table-cell table:style-name="ce9" office:value-type="float" office:value="1367130">
            <text:p>1367130</text:p>
          </table:table-cell>
          <table:table-cell table:style-name="ce21" table:formula="of:=[.B37]/[.B16]" office:value-type="percentage" office:value="0.0437607210773781">
            <text:p>4.38%</text:p>
          </table:table-cell>
          <table:table-cell table:style-name="ce21" table:formula="of:=[.C37]*[.D35]/[.C35]" office:value-type="percentage" office:value="0.0362725646825759">
            <text:p>3.63%</text:p>
          </table:table-cell>
          <table:table-cell table:style-name="ce21" table:formula="of:=[.E36]+[.D37]*[.E17]/[.D17]" office:value-type="percentage" office:value="0.782310753687422">
            <text:p>78.23%</text:p>
          </table:table-cell>
          <table:table-cell table:style-name="ce9" office:value-type="float" office:value="17">
            <text:p>17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French - Single responses</text:p>
          </table:table-cell>
          <table:table-cell table:style-name="ce9" office:value-type="float" office:value="1230540">
            <text:p>1230540</text:p>
          </table:table-cell>
          <table:table-cell table:style-name="ce21" table:formula="of:=[.B38]/[.B16]" office:value-type="percentage" office:value="0.0393885860997541">
            <text:p>3.94%</text:p>
          </table:table-cell>
          <table:table-cell table:style-name="ce21" table:formula="of:=[.C38]*[.D35]/[.C35]" office:value-type="percentage" office:value="0.0326485716387593">
            <text:p>3.26%</text:p>
          </table:table-cell>
          <table:table-cell table:style-name="ce21" table:formula="of:=[.E37]+[.D38]*[.E17]/[.D17]" office:value-type="percentage" office:value="0.832539325439359">
            <text:p>83.25%</text:p>
          </table:table-cell>
          <table:table-cell table:style-name="ce9" office:value-type="float" office:value="18">
            <text:p>18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cottish - Single responses</text:p>
          </table:table-cell>
          <table:table-cell table:style-name="ce9" office:value-type="float" office:value="568510">
            <text:p>568510</text:p>
          </table:table-cell>
          <table:table-cell table:style-name="ce21" table:formula="of:=[.B39]/[.B16]" office:value-type="percentage" office:value="0.0181975434228641">
            <text:p>1.82%</text:p>
          </table:table-cell>
          <table:table-cell table:style-name="ce21" table:formula="of:=[.C39]*[.D35]/[.C35]" office:value-type="percentage" office:value="0.0150836538936979">
            <text:p>1.51%</text:p>
          </table:table-cell>
          <table:table-cell table:style-name="ce21" table:formula="of:=[.E38]+[.D39]*[.E17]/[.D17]" office:value-type="percentage" office:value="0.855744946814279">
            <text:p>85.57%</text:p>
          </table:table-cell>
          <table:table-cell table:style-name="ce9" office:value-type="float" office:value="19">
            <text:p>19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Irish - Single responses</text:p>
          </table:table-cell>
          <table:table-cell table:style-name="ce9" office:value-type="float" office:value="491030">
            <text:p>491030</text:p>
          </table:table-cell>
          <table:table-cell table:style-name="ce21" table:formula="of:=[.B40]/[.B16]" office:value-type="percentage" office:value="0.0157174715430317">
            <text:p>1.57%</text:p>
          </table:table-cell>
          <table:table-cell table:style-name="ce21" table:formula="of:=[.C40]*[.D35]/[.C35]" office:value-type="percentage" office:value="0.0130279618149593">
            <text:p>1.30%</text:p>
          </table:table-cell>
          <table:table-cell table:style-name="ce21" table:formula="of:=[.E39]+[.D40]*[.E17]/[.D17]" office:value-type="percentage" office:value="0.87578796499114">
            <text:p>87.58%</text:p>
          </table:table-cell>
          <table:table-cell table:style-name="ce9" office:value-type="float" office:value="20">
            <text:p>20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German - Single responses</text:p>
          </table:table-cell>
          <table:table-cell table:style-name="ce9" office:value-type="float" office:value="670645">
            <text:p>670645</text:p>
          </table:table-cell>
          <table:table-cell table:style-name="ce21" table:formula="of:=[.B41]/[.B16]" office:value-type="percentage" office:value="0.0214668018307975">
            <text:p>2.15%</text:p>
          </table:table-cell>
          <table:table-cell table:style-name="ce21" table:formula="of:=[.C41]*[.D35]/[.C35]" office:value-type="percentage" office:value="0.017793490115458">
            <text:p>1.78%</text:p>
          </table:table-cell>
          <table:table-cell table:style-name="ce21" table:formula="of:=[.E40]+[.D41]*[.E17]/[.D17]" office:value-type="percentage" office:value="0.903162565168767">
            <text:p>90.32%</text:p>
          </table:table-cell>
          <table:table-cell table:style-name="ce9" table:formula="of:=[.F40]+1" office:value-type="float" office:value="21">
            <text:p>21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Italian - Single responses</text:p>
          </table:table-cell>
          <table:table-cell table:style-name="ce9" office:value-type="float" office:value="741050">
            <text:p>741050</text:p>
          </table:table-cell>
          <table:table-cell table:style-name="ce21" table:formula="of:=[.B42]/[.B16]" office:value-type="percentage" office:value="0.023720408706115">
            <text:p>2.37%</text:p>
          </table:table-cell>
          <table:table-cell table:style-name="ce21" table:formula="of:=[.C42]*[.D35]/[.C35]" office:value-type="percentage" office:value="0.0196614689590769">
            <text:p>1.97%</text:p>
          </table:table-cell>
          <table:table-cell table:style-name="ce21" table:formula="of:=[.E41]+[.D42]*[.E17]/[.D17]" office:value-type="percentage" office:value="0.933410978951963">
            <text:p>93.34%</text:p>
          </table:table-cell>
          <table:table-cell table:style-name="ce9" table:formula="of:=[.F41]+1" office:value-type="float" office:value="22">
            <text:p>22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Ukrainian - Single responses</text:p>
          </table:table-cell>
          <table:table-cell table:style-name="ce9" office:value-type="float" office:value="300595">
            <text:p>300595</text:p>
          </table:table-cell>
          <table:table-cell table:style-name="ce21" table:formula="of:=[.B43]/[.B16]" office:value-type="percentage" office:value="0.00962180184200073">
            <text:p>0.96%</text:p>
          </table:table-cell>
          <table:table-cell table:style-name="ce21" table:formula="of:=[.C43]*[.D35]/[.C35]" office:value-type="percentage" office:value="0.00797535829128093">
            <text:p>0.80%</text:p>
          </table:table-cell>
          <table:table-cell table:style-name="ce21" table:formula="of:=[.E42]+[.D43]*[.E17]/[.D17]" office:value-type="percentage" office:value="0.945680760938549">
            <text:p>94.57%</text:p>
          </table:table-cell>
          <table:table-cell table:style-name="ce9" table:formula="of:=[.F42]+1" office:value-type="float" office:value="23">
            <text:p>23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Dutch (Netherlands) - Single responses</text:p>
          </table:table-cell>
          <table:table-cell table:style-name="ce9" office:value-type="float" office:value="303405">
            <text:p>303405</text:p>
          </table:table-cell>
          <table:table-cell table:style-name="ce21" table:formula="of:=[.B44]/[.B16]" office:value-type="percentage" office:value="0.00971174766004834">
            <text:p>0.97%</text:p>
          </table:table-cell>
          <table:table-cell table:style-name="ce21" table:formula="of:=[.C44]*[.D35]/[.C35]" office:value-type="percentage" office:value="0.00804991294720834">
            <text:p>0.80%</text:p>
          </table:table-cell>
          <table:table-cell table:style-name="ce21" table:formula="of:=[.E43]+[.D44]*[.E17]/[.D17]" office:value-type="percentage" office:value="0.958065242395792">
            <text:p>95.81%</text:p>
          </table:table-cell>
          <table:table-cell table:style-name="ce9" table:formula="of:=[.F43]+1" office:value-type="float" office:value="24">
            <text:p>24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Polish - Single responses</text:p>
          </table:table-cell>
          <table:table-cell table:style-name="ce9" office:value-type="float" office:value="269375">
            <text:p>269375</text:p>
          </table:table-cell>
          <table:table-cell table:style-name="ce21" table:formula="of:=[.B45]/[.B16]" office:value-type="percentage" office:value="0.00862247499522263">
            <text:p>0.86%</text:p>
          </table:table-cell>
          <table:table-cell table:style-name="ce21" table:formula="of:=[.C45]*[.D35]/[.C35]" office:value-type="percentage" office:value="0.007147032185212">
            <text:p>0.71%</text:p>
          </table:table-cell>
          <table:table-cell table:style-name="ce21" table:formula="of:=[.E44]+[.D45]*[.E17]/[.D17]" office:value-type="percentage" office:value="0.969060676526888">
            <text:p>96.91%</text:p>
          </table:table-cell>
          <table:table-cell table:style-name="ce9" table:formula="of:=[.F44]+1" office:value-type="float" office:value="25">
            <text:p>25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Russian - Single responses</text:p>
          </table:table-cell>
          <table:table-cell table:style-name="ce9" office:value-type="float" office:value="98245">
            <text:p>98245</text:p>
          </table:table-cell>
          <table:table-cell table:style-name="ce21" table:formula="of:=[.B46]/[.B16]" office:value-type="percentage" office:value="0.00314474266693512">
            <text:p>0.31%</text:p>
          </table:table-cell>
          <table:table-cell table:style-name="ce21" table:formula="of:=[.C46]*[.D35]/[.C35]" office:value-type="percentage" office:value="0.00260662710732679">
            <text:p>0.26%</text:p>
          </table:table-cell>
          <table:table-cell table:style-name="ce21" table:formula="of:=[.E45]+[.D46]*[.E17]/[.D17]" office:value-type="percentage" office:value="0.973070872076621">
            <text:p>97.31%</text:p>
          </table:table-cell>
          <table:table-cell table:style-name="ce9" table:formula="of:=[.F45]+1" office:value-type="float" office:value="26">
            <text:p>26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Welsh - Single responses</text:p>
          </table:table-cell>
          <table:table-cell table:style-name="ce9" office:value-type="float" office:value="27110">
            <text:p>27110</text:p>
          </table:table-cell>
          <table:table-cell table:style-name="ce21" table:formula="of:=[.B47]/[.B16]" office:value-type="percentage" office:value="0.000867769084437997">
            <text:p>0.09%</text:p>
          </table:table-cell>
          <table:table-cell table:style-name="ce21" table:formula="of:=[.C47]*[.D35]/[.C35]" office:value-type="percentage" office:value="0.000719279972310338">
            <text:p>0.07%</text:p>
          </table:table-cell>
          <table:table-cell table:style-name="ce21" table:formula="of:=[.E46]+[.D47]*[.E17]/[.D17]" office:value-type="percentage" office:value="0.974177456649406">
            <text:p>97.42%</text:p>
          </table:table-cell>
          <table:table-cell table:style-name="ce9" table:formula="of:=[.F46]+1" office:value-type="float" office:value="27">
            <text:p>27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Norwegian - Single responses</text:p>
          </table:table-cell>
          <table:table-cell table:style-name="ce9" office:value-type="float" office:value="44790">
            <text:p>44790</text:p>
          </table:table-cell>
          <table:table-cell table:style-name="ce21" table:formula="of:=[.B48]/[.B16]" office:value-type="percentage" office:value="0.00143369152681586">
            <text:p>0.14%</text:p>
          </table:table-cell>
          <table:table-cell table:style-name="ce21" table:formula="of:=[.C48]*[.D35]/[.C35]" office:value-type="percentage" office:value="0.00118836407081446">
            <text:p>0.12%</text:p>
          </table:table-cell>
          <table:table-cell table:style-name="ce21" table:formula="of:=[.E47]+[.D48]*[.E17]/[.D17]" office:value-type="percentage" office:value="0.976005709066044">
            <text:p>97.60%</text:p>
          </table:table-cell>
          <table:table-cell table:style-name="ce9" table:formula="of:=[.F47]+1" office:value-type="float" office:value="28">
            <text:p>28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Portuguese - Single responses</text:p>
          </table:table-cell>
          <table:table-cell table:style-name="ce9" office:value-type="float" office:value="262230">
            <text:p>262230</text:p>
          </table:table-cell>
          <table:table-cell table:style-name="ce21" table:formula="of:=[.B49]/[.B16]" office:value-type="percentage" office:value="0.00839376934755352">
            <text:p>0.84%</text:p>
          </table:table-cell>
          <table:table-cell table:style-name="ce21" table:formula="of:=[.C49]*[.D35]/[.C35]" office:value-type="percentage" office:value="0.0069574617166706">
            <text:p>0.70%</text:p>
          </table:table-cell>
          <table:table-cell table:style-name="ce21" table:formula="of:=[.E48]+[.D49]*[.E17]/[.D17]" office:value-type="percentage" office:value="0.98670949632246">
            <text:p>98.67%</text:p>
          </table:table-cell>
          <table:table-cell table:style-name="ce9" table:formula="of:=[.F48]+1" office:value-type="float" office:value="29">
            <text:p>29</text:p>
          </table:table-cell>
          <table:table-cell table:style-name="ce33"/>
          <table:table-cell table:style-name="ce9" table:number-columns-repeated="1017"/>
        </table:table-row>
        <table:table-row table:style-name="ro3">
          <table:table-cell table:style-name="ce7" office:value-type="string">
            <text:p>British Isles, n.i.e. - Single responses [86]</text:p>
          </table:table-cell>
          <table:table-cell table:style-name="ce9" office:value-type="float" office:value="94145">
            <text:p>94145</text:p>
          </table:table-cell>
          <table:table-cell table:style-name="ce21" table:formula="of:=[.B50]/[.B16]" office:value-type="percentage" office:value="0.00301350499647419">
            <text:p>0.30%</text:p>
          </table:table-cell>
          <table:table-cell table:style-name="ce21" table:formula="of:=[.C50]*[.D35]/[.C35]" office:value-type="percentage" office:value="0.00249784629262843">
            <text:p>0.25%</text:p>
          </table:table-cell>
          <table:table-cell table:style-name="ce21" table:formula="of:=[.E49]+[.D50]*[.E17]/[.D17]" office:value-type="percentage" office:value="0.990552336772658">
            <text:p>99.06%</text:p>
          </table:table-cell>
          <table:table-cell table:style-name="ce9" table:formula="of:=[.F49]+1" office:value-type="float" office:value="30">
            <text:p>30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wedish - Single responses</text:p>
          </table:table-cell>
          <table:table-cell table:style-name="ce9" office:value-type="float" office:value="28445">
            <text:p>28445</text:p>
          </table:table-cell>
          <table:table-cell table:style-name="ce21" table:formula="of:=[.B52]/[.B16]" office:value-type="percentage" office:value="0.00614224306945066">
            <text:p>0.61%</text:p>
          </table:table-cell>
          <table:table-cell table:style-name="ce21" table:formula="of:=[.C51]*[.D35]/[.C35]" office:value-type="percentage" office:value="0.00509120744694322">
            <text:p>0.51%</text:p>
          </table:table-cell>
          <table:table-cell table:style-name="ce21" table:formula="of:=[.E50]+[.D51]*[.E17]/[.D17]" office:value-type="percentage" office:value="0.998384963614109">
            <text:p>99.84%</text:p>
          </table:table-cell>
          <table:table-cell table:style-name="ce9" table:formula="of:=[.F50]+1" office:value-type="float" office:value="31">
            <text:p>31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Other</text:p>
          </table:table-cell>
          <table:table-cell table:style-name="ce9" table:formula="of:=[.B16]-([.B18]+[.B23]+SUM([.B36:.B51])+[.B53])-[.B76]" office:value-type="float" office:value="191890">
            <text:p>191890</text:p>
          </table:table-cell>
          <table:table-cell table:style-name="ce21" table:formula="of:=[.B52]/[.B16]" office:value-type="percentage" office:value="0.00614224306945066">
            <text:p>0.61%</text:p>
          </table:table-cell>
          <table:table-cell table:style-name="ce21" table:formula="of:=[.C52]*[.D35]/[.C35]-0.0043" office:value-type="percentage" office:value="0.000791207446943223">
            <text:p>0.08%</text:p>
          </table:table-cell>
          <table:table-cell table:style-name="ce21" office:value-type="percentage" office:value="1">
            <text:p>100.00%</text:p>
          </table:table-cell>
          <table:table-cell table:style-name="ce9" table:formula="of:=[.F51]+1" office:value-type="float" office:value="32">
            <text:p>32</text:p>
          </table:table-cell>
          <table:table-cell table:style-name="ce33"/>
          <table:table-cell table:style-name="ce9" table:number-columns-repeated="1017"/>
        </table:table-row>
        <table:table-row table:style-name="ro2">
          <table:table-cell table:style-name="ce1" office:value-type="string">
            <text:p>Total population - Multiple responses [84]</text:p>
          </table:table-cell>
          <table:table-cell table:style-name="ce1" office:value-type="float" office:value="12921445">
            <text:p>12921445</text:p>
          </table:table-cell>
          <table:table-cell table:style-name="ce13" table:formula="of:=[.B53]/[.B16]" office:value-type="percentage" office:value="0.413604961168054">
            <text:p>41.36%</text:p>
          </table:table-cell>
          <table:table-cell table:style-name="ce13" office:value-type="percentage" office:value="0.35">
            <text:p>35.00%</text:p>
          </table:table-cell>
          <table:table-cell table:style-name="ce13" office:value-type="percentage" office:value="1">
            <text:p>100.00%</text:p>
          </table:table-cell>
          <table:table-cell table:style-name="ce1"/>
          <table:table-cell table:style-name="ce27"/>
          <table:table-cell table:style-name="ce1" table:number-columns-repeated="1017"/>
        </table:table-row>
        <table:table-row table:style-name="ro3">
          <table:table-cell table:style-name="ce9" office:value-type="string">
            <text:p><text:s text:c="4"/>Métis and non-Aboriginal ancestries</text:p>
          </table:table-cell>
          <table:table-cell table:style-name="ce9" office:value-type="float" office:value="285750">
            <text:p>285750</text:p>
          </table:table-cell>
          <table:table-cell table:style-name="ce21" table:formula="of:=[.B54]/[.B16]" office:value-type="percentage" office:value="0.00914662544736841">
            <text:p>0.91%</text:p>
          </table:table-cell>
          <table:table-cell table:style-name="ce21" table:formula="of:=[.C54]*[.D53]/[.C53]" office:value-type="percentage" office:value="0.00774003991039702">
            <text:p>0.77%</text:p>
          </table:table-cell>
          <table:table-cell table:style-name="ce21" table:formula="of:=[.D54]*[.E53]/[.D53]" office:value-type="percentage" office:value="0.0221143997439915">
            <text:p>2.21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9" office:value-type="string">
            <text:p><text:s text:c="4"/>Inuit and non-Aboriginal ancestries</text:p>
          </table:table-cell>
          <table:table-cell table:style-name="ce9" office:value-type="float" office:value="18610">
            <text:p>18610</text:p>
          </table:table-cell>
          <table:table-cell table:style-name="ce21" table:formula="of:=[.B55]/[.B16]" office:value-type="percentage" office:value="0.000595690987140949">
            <text:p>0.06%</text:p>
          </table:table-cell>
          <table:table-cell table:style-name="ce21" table:formula="of:=[.C55]*[.D53]/[.C53]" office:value-type="percentage" office:value="0.000504084489002584">
            <text:p>0.05%</text:p>
          </table:table-cell>
          <table:table-cell table:style-name="ce21" table:formula="of:=[.D55]*[.E53]/[.D53]" office:value-type="percentage" office:value="0.00144024139715024">
            <text:p>0.14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9" office:value-type="string">
            <text:p><text:s text:c="4"/>North American Indian and non-Aboriginal ancestries</text:p>
          </table:table-cell>
          <table:table-cell table:style-name="ce9" office:value-type="float" office:value="693355">
            <text:p>693355</text:p>
          </table:table-cell>
          <table:table-cell table:style-name="ce21" table:formula="of:=[.B56]/[.B16]" office:value-type="percentage" office:value="0.0221937304883994">
            <text:p>2.22%</text:p>
          </table:table-cell>
          <table:table-cell table:style-name="ce21" table:formula="of:=[.C56]*[.D53]/[.C53]" office:value-type="percentage" office:value="0.0187807362102304">
            <text:p>1.88%</text:p>
          </table:table-cell>
          <table:table-cell table:style-name="ce21" table:formula="of:=[.D56]*[.E53]/[.D53]" office:value-type="percentage" office:value="0.0536592463149439">
            <text:p>5.37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Canadian - Multiple responses</text:p>
          </table:table-cell>
          <table:table-cell table:style-name="ce9" office:value-type="float" office:value="4317570">
            <text:p>4317570</text:p>
          </table:table-cell>
          <table:table-cell table:style-name="ce21" table:formula="of:=[.B57]/[.B16]" office:value-type="percentage" office:value="0.138201909476096">
            <text:p>13.82%</text:p>
          </table:table-cell>
          <table:table-cell table:style-name="ce21" table:formula="of:=[.C57]*[.D53]/[.C53]" office:value-type="percentage" office:value="0.116948955786292">
            <text:p>11.69%</text:p>
          </table:table-cell>
          <table:table-cell table:style-name="ce21" table:formula="of:=[.D57]*[.E53]/[.D53]" office:value-type="percentage" office:value="0.334139873675119">
            <text:p>33.41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English - Multiple responses</text:p>
          </table:table-cell>
          <table:table-cell table:style-name="ce9" office:value-type="float" office:value="5202890">
            <text:p>5202890</text:p>
          </table:table-cell>
          <table:table-cell table:style-name="ce21" table:formula="of:=[.B58]/[.B16]" office:value-type="percentage" office:value="0.16654028372304">
            <text:p>16.65%</text:p>
          </table:table-cell>
          <table:table-cell table:style-name="ce21" table:formula="of:=[.C58]*[.D53]/[.C53]" office:value-type="percentage" office:value="0.140929400697832">
            <text:p>14.09%</text:p>
          </table:table-cell>
          <table:table-cell table:style-name="ce21" table:formula="of:=[.D58]*[.E53]/[.D53]" office:value-type="percentage" office:value="0.402655430565235">
            <text:p>40.27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French - Multiple responses</text:p>
          </table:table-cell>
          <table:table-cell table:style-name="ce9" office:value-type="float" office:value="3710675">
            <text:p>3710675</text:p>
          </table:table-cell>
          <table:table-cell table:style-name="ce21" table:formula="of:=[.B59]/[.B16]" office:value-type="percentage" office:value="0.118775693375026">
            <text:p>11.88%</text:p>
          </table:table-cell>
          <table:table-cell table:style-name="ce21" table:formula="of:=[.C59]*[.D53]/[.C53]" office:value-type="percentage" office:value="0.100510140313254">
            <text:p>10.05%</text:p>
          </table:table-cell>
          <table:table-cell table:style-name="ce21" table:formula="of:=[.D59]*[.E53]/[.D53]" office:value-type="percentage" office:value="0.287171829466441">
            <text:p>28.72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cottish - Multiple responses</text:p>
          </table:table-cell>
          <table:table-cell table:style-name="ce9" office:value-type="float" office:value="4151335">
            <text:p>4151335</text:p>
          </table:table-cell>
          <table:table-cell table:style-name="ce21" table:formula="of:=[.B60]/[.B16]" office:value-type="percentage" office:value="0.132880862122664">
            <text:p>13.29%</text:p>
          </table:table-cell>
          <table:table-cell table:style-name="ce21" table:formula="of:=[.C60]*[.D53]/[.C53]" office:value-type="percentage" office:value="0.11244618926134">
            <text:p>11.24%</text:p>
          </table:table-cell>
          <table:table-cell table:style-name="ce21" table:formula="of:=[.D60]*[.E53]/[.D53]" office:value-type="percentage" office:value="0.321274826460972">
            <text:p>32.13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Irish - Multiple responses</text:p>
          </table:table-cell>
          <table:table-cell table:style-name="ce9" office:value-type="float" office:value="3863125">
            <text:p>3863125</text:p>
          </table:table-cell>
          <table:table-cell table:style-name="ce21" table:formula="of:=[.B61]/[.B16]" office:value-type="percentage" office:value="0.123655494073019">
            <text:p>12.37%</text:p>
          </table:table-cell>
          <table:table-cell table:style-name="ce21" table:formula="of:=[.C61]*[.D53]/[.C53]" office:value-type="percentage" office:value="0.104639515936492">
            <text:p>10.46%</text:p>
          </table:table-cell>
          <table:table-cell table:style-name="ce21" table:formula="of:=[.D61]*[.E53]/[.D53]" office:value-type="percentage" office:value="0.298970045532833">
            <text:p>29.90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German - Multiple responses</text:p>
          </table:table-cell>
          <table:table-cell table:style-name="ce9" office:value-type="float" office:value="2508785">
            <text:p>2508785</text:p>
          </table:table-cell>
          <table:table-cell table:style-name="ce21" table:formula="of:=[.B62]/[.B16]" office:value-type="percentage" office:value="0.0803041705091029">
            <text:p>8.03%</text:p>
          </table:table-cell>
          <table:table-cell table:style-name="ce21" table:formula="of:=[.C62]*[.D53]/[.C53]" office:value-type="percentage" office:value="0.0679548417379016">
            <text:p>6.80%</text:p>
          </table:table-cell>
          <table:table-cell table:style-name="ce21" table:formula="of:=[.D62]*[.E53]/[.D53]" office:value-type="percentage" office:value="0.194156690679719">
            <text:p>19.42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Italian - Multiple responses</text:p>
          </table:table-cell>
          <table:table-cell table:style-name="ce9" office:value-type="float" office:value="704285">
            <text:p>704285</text:p>
          </table:table-cell>
          <table:table-cell table:style-name="ce21" table:formula="of:=[.B63]/[.B16]" office:value-type="percentage" office:value="0.0225435909123355">
            <text:p>2.25%</text:p>
          </table:table-cell>
          <table:table-cell table:style-name="ce21" table:formula="of:=[.C63]*[.D53]/[.C53]" office:value-type="percentage" office:value="0.0190767944297252">
            <text:p>1.91%</text:p>
          </table:table-cell>
          <table:table-cell table:style-name="ce21" table:formula="of:=[.D63]*[.E53]/[.D53]" office:value-type="percentage" office:value="0.0545051269420719">
            <text:p>5.45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Chinese - Multiple responses</text:p>
          </table:table-cell>
          <table:table-cell table:style-name="ce9" office:value-type="float" office:value="211145">
            <text:p>211145</text:p>
          </table:table-cell>
          <table:table-cell table:style-name="ce21" table:formula="of:=[.B64]/[.B16]" office:value-type="percentage" office:value="0.00675857998279826">
            <text:p>0.68%</text:p>
          </table:table-cell>
          <table:table-cell table:style-name="ce21" table:formula="of:=[.C64]*[.D53]/[.C53]" office:value-type="percentage" office:value="0.00571923264000272">
            <text:p>0.57%</text:p>
          </table:table-cell>
          <table:table-cell table:style-name="ce21" table:formula="of:=[.D64]*[.E53]/[.D53]" office:value-type="percentage" office:value="0.0163406646857221">
            <text:p>1.63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Ukrainian - Multiple responses</text:p>
          </table:table-cell>
          <table:table-cell table:style-name="ce9" office:value-type="float" office:value="908495">
            <text:p>908495</text:p>
          </table:table-cell>
          <table:table-cell table:style-name="ce21" table:formula="of:=[.B65]/[.B16]" office:value-type="percentage" office:value="0.0290801871769273">
            <text:p>2.91%</text:p>
          </table:table-cell>
          <table:table-cell table:style-name="ce21" table:formula="of:=[.C65]*[.D53]/[.C53]" office:value-type="percentage" office:value="0.0246081804318325">
            <text:p>2.46%</text:p>
          </table:table-cell>
          <table:table-cell table:style-name="ce21" table:formula="of:=[.D65]*[.E53]/[.D53]" office:value-type="percentage" office:value="0.0703090869480929">
            <text:p>7.03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Dutch (Netherlands) - Multiple responses</text:p>
          </table:table-cell>
          <table:table-cell table:style-name="ce9" office:value-type="float" office:value="732560">
            <text:p>732560</text:p>
          </table:table-cell>
          <table:table-cell table:style-name="ce21" table:formula="of:=[.B66]/[.B16]" office:value-type="percentage" office:value="0.0234486507006971">
            <text:p>2.34%</text:p>
          </table:table-cell>
          <table:table-cell table:style-name="ce21" table:formula="of:=[.C66]*[.D53]/[.C53]" office:value-type="percentage" office:value="0.0198426723946122">
            <text:p>1.98%</text:p>
          </table:table-cell>
          <table:table-cell table:style-name="ce21" table:formula="of:=[.D66]*[.E53]/[.D53]" office:value-type="percentage" office:value="0.056693349698892">
            <text:p>5.67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Polish - Multiple responses</text:p>
          </table:table-cell>
          <table:table-cell table:style-name="ce9" office:value-type="float" office:value="715190">
            <text:p>715190</text:p>
          </table:table-cell>
          <table:table-cell table:style-name="ce21" table:formula="of:=[.B67]/[.B16]" office:value-type="percentage" office:value="0.0228926511065736">
            <text:p>2.29%</text:p>
          </table:table-cell>
          <table:table-cell table:style-name="ce21" table:formula="of:=[.C67]*[.D53]/[.C53]" office:value-type="percentage" office:value="0.0193721754803739">
            <text:p>1.94%</text:p>
          </table:table-cell>
          <table:table-cell table:style-name="ce21" table:formula="of:=[.D67]*[.E53]/[.D53]" office:value-type="percentage" office:value="0.0553490728010683">
            <text:p>5.53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East Indian - Multiple responses</text:p>
          </table:table-cell>
          <table:table-cell table:style-name="ce9" office:value-type="float" office:value="182495">
            <text:p>182495</text:p>
          </table:table-cell>
          <table:table-cell table:style-name="ce21" table:formula="of:=[.B68]/[.B16]" office:value-type="percentage" office:value="0.00584151674896762">
            <text:p>0.58%</text:p>
          </table:table-cell>
          <table:table-cell table:style-name="ce21" table:formula="of:=[.C68]*[.D53]/[.C53]" office:value-type="percentage" office:value="0.00494319714242486">
            <text:p>0.49%</text:p>
          </table:table-cell>
          <table:table-cell table:style-name="ce21" table:formula="of:=[.D68]*[.E53]/[.D53]" office:value-type="percentage" office:value="0.0141234204069282">
            <text:p>1.41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Russian - Multiple responses</text:p>
          </table:table-cell>
          <table:table-cell table:style-name="ce9" office:value-type="float" office:value="402355">
            <text:p>402355</text:p>
          </table:table-cell>
          <table:table-cell table:style-name="ce21" table:formula="of:=[.B69]/[.B16]" office:value-type="percentage" office:value="0.0128790568044652">
            <text:p>1.29%</text:p>
          </table:table-cell>
          <table:table-cell table:style-name="ce21" table:formula="of:=[.C69]*[.D53]/[.C53]" office:value-type="percentage" office:value="0.010898490842162">
            <text:p>1.09%</text:p>
          </table:table-cell>
          <table:table-cell table:style-name="ce21" table:formula="of:=[.D69]*[.E53]/[.D53]" office:value-type="percentage" office:value="0.03113854526332">
            <text:p>3.11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Welsh - Multiple responses</text:p>
          </table:table-cell>
          <table:table-cell table:style-name="ce9" office:value-type="float" office:value="413855">
            <text:p>413855</text:p>
          </table:table-cell>
          <table:table-cell table:style-name="ce21" table:formula="of:=[.B70]/[.B16]" office:value-type="percentage" office:value="0.0132471624655141">
            <text:p>1.32%</text:p>
          </table:table-cell>
          <table:table-cell table:style-name="ce21" table:formula="of:=[.C70]*[.D53]/[.C53]" office:value-type="percentage" office:value="0.0112099885113468">
            <text:p>1.12%</text:p>
          </table:table-cell>
          <table:table-cell table:style-name="ce21" table:formula="of:=[.D70]*[.E53]/[.D53]" office:value-type="percentage" office:value="0.0320285386038481">
            <text:p>3.20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Filipino - Multiple responses</text:p>
          </table:table-cell>
          <table:table-cell table:style-name="ce9" office:value-type="float" office:value="114795">
            <text:p>114795</text:p>
          </table:table-cell>
          <table:table-cell table:style-name="ce21" table:formula="of:=[.B71]/[.B16]" office:value-type="percentage" office:value="0.00367449472696643">
            <text:p>0.37%</text:p>
          </table:table-cell>
          <table:table-cell table:style-name="ce21" table:formula="of:=[.C71]*[.D53]/[.C53]" office:value-type="percentage" office:value="0.00310942390731068">
            <text:p>0.31%</text:p>
          </table:table-cell>
          <table:table-cell table:style-name="ce21" table:formula="of:=[.D71]*[.E53]/[.D53]" office:value-type="percentage" office:value="0.00888406830660193">
            <text:p>0.89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Norwegian - Multiple responses</text:p>
          </table:table-cell>
          <table:table-cell table:style-name="ce9" office:value-type="float" office:value="387725">
            <text:p>387725</text:p>
          </table:table-cell>
          <table:table-cell table:style-name="ce21" table:formula="of:=[.B72]/[.B16]" office:value-type="percentage" office:value="0.0124107623852351">
            <text:p>1.24%</text:p>
          </table:table-cell>
          <table:table-cell table:style-name="ce21" table:formula="of:=[.C72]*[.D53]/[.C53]" office:value-type="percentage" office:value="0.0105022116334512">
            <text:p>1.05%</text:p>
          </table:table-cell>
          <table:table-cell table:style-name="ce21" table:formula="of:=[.D72]*[.E53]/[.D53]" office:value-type="percentage" office:value="0.0300063189527177">
            <text:p>3.00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Portuguese - Multiple responses</text:p>
          </table:table-cell>
          <table:table-cell table:style-name="ce9" office:value-type="float" office:value="148625">
            <text:p>148625</text:p>
          </table:table-cell>
          <table:table-cell table:style-name="ce21" table:formula="of:=[.B73]/[.B16]" office:value-type="percentage" office:value="0.00475736555420868">
            <text:p>0.48%</text:p>
          </table:table-cell>
          <table:table-cell table:style-name="ce21" table:formula="of:=[.C73]*[.D53]/[.C53]" office:value-type="percentage" office:value="0.00402576878979093">
            <text:p>0.40%</text:p>
          </table:table-cell>
          <table:table-cell table:style-name="ce21" table:formula="of:=[.D73]*[.E53]/[.D53]" office:value-type="percentage" office:value="0.0115021965422598">
            <text:p>1.15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3">
          <table:table-cell table:style-name="ce7" office:value-type="string">
            <text:p>British Isles, n.i.e. - Multiple responses [87]</text:p>
          </table:table-cell>
          <table:table-cell table:style-name="ce9" office:value-type="float" office:value="309770">
            <text:p>309770</text:p>
          </table:table-cell>
          <table:table-cell table:style-name="ce21" table:formula="of:=[.B74]/[.B16]" office:value-type="percentage" office:value="0.00991548614114195">
            <text:p>0.99%</text:p>
          </table:table-cell>
          <table:table-cell table:style-name="ce21" table:formula="of:=[.C74]*[.D53]/[.C53]" office:value-type="percentage" office:value="0.00839066373768568">
            <text:p>0.84%</text:p>
          </table:table-cell>
          <table:table-cell table:style-name="ce21" table:formula="of:=[.D74]*[.E53]/[.D53]" office:value-type="percentage" office:value="0.0239733249648162">
            <text:p>2.40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7" office:value-type="string">
            <text:p>Swedish - Multiple responses</text:p>
          </table:table-cell>
          <table:table-cell table:style-name="ce9" office:value-type="float" office:value="306325">
            <text:p>306325</text:p>
          </table:table-cell>
          <table:table-cell table:style-name="ce21" table:formula="of:=[.B75]/[.B16]" office:value-type="percentage" office:value="0.00980521448876686">
            <text:p>0.98%</text:p>
          </table:table-cell>
          <table:table-cell table:style-name="ce21" table:formula="of:=[.C75]*[.D53]/[.C53]" office:value-type="percentage" office:value="0.00829734987069945">
            <text:p>0.83%</text:p>
          </table:table-cell>
          <table:table-cell table:style-name="ce21" table:formula="of:=[.D75]*[.E53]/[.D53]" office:value-type="percentage" office:value="0.0237067139162841">
            <text:p>2.37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>
          <table:table-cell table:style-name="ce9" office:value-type="string">
            <text:p><text:s text:c="4"/>Multiple visible minority [80]</text:p>
          </table:table-cell>
          <table:table-cell table:style-name="ce9" office:value-type="float" office:value="133125">
            <text:p>133125</text:p>
          </table:table-cell>
          <table:table-cell table:style-name="ce21" table:formula="of:=[.B76]/[.B16]" office:value-type="percentage" office:value="0.00426122314149053">
            <text:p>0.43%</text:p>
          </table:table-cell>
          <table:table-cell table:style-name="ce21" table:formula="of:=[.C76]*[.D53]/[.C53]" office:value-type="percentage" office:value="0.00360592410523746">
            <text:p>0.36%</text:p>
          </table:table-cell>
          <table:table-cell table:style-name="ce21" table:formula="of:=[.D76]*[.E53]/[.D53]" office:value-type="percentage" office:value="0.0103026403006784">
            <text:p>1.03%</text:p>
          </table:table-cell>
          <table:table-cell table:style-name="ce9"/>
          <table:table-cell table:style-name="ce33"/>
          <table:table-cell table:style-name="ce9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00-00-00</text:date>, <text:time style:data-style-name="N2" text:time-value="0000-00-00T16:24:17.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5:09:51.98</meta:creation-date>
    <dc:date>2013-09-27T01:02:13.04</dc:date>
    <meta:editing-duration>PT9H43M39S</meta:editing-duration>
    <meta:editing-cycles>15</meta:editing-cycles>
    <meta:generator>LibreOffice/3.6$Windows_x86 LibreOffice_project/2ef5aff-a6fb0ff-166bdff-cf087ad-0f1389</meta:generator>
    <meta:document-statistic meta:table-count="1" meta:cell-count="347" meta:object-count="0"/>
  </office:meta>
</office:document-meta>
</file>